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5768" calcext:value-type="float">
            <text:p>78.9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6248" calcext:value-type="float">
            <text:p>78.9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652" calcext:value-type="float">
            <text:p>78.8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8024" calcext:value-type="float">
            <text:p>78.6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3704" calcext:value-type="float">
            <text:p>78.4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8736" calcext:value-type="float">
            <text:p>78.2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6296" calcext:value-type="float">
            <text:p>77.8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0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0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0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8416" calcext:value-type="float">
            <text:p>75.7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5904" calcext:value-type="float">
            <text:p>73.1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8336" calcext:value-type="float">
            <text:p>75.0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2744" calcext:value-type="float">
            <text:p>74.5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78" calcext:value-type="float">
            <text:p>73.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6104" calcext:value-type="float">
            <text:p>70.9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068" calcext:value-type="float">
            <text:p>70.2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8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8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8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188" calcext:value-type="float">
            <text:p>68.3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7632" calcext:value-type="float">
            <text:p>66.3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5696" calcext:value-type="float">
            <text:p>65.3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1832" calcext:value-type="float">
            <text:p>65.7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